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fill-color="#2a6099" fo:min-height="2.024cm" loext:decorative="false"/>
      <style:paragraph-properties style:writing-mode="lr-tb"/>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8.647cm" fo:min-width="5.5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306cm" fo:min-width="0cm" fo:padding-top="0.092cm" fo:padding-bottom="0.092cm" fo:padding-left="0.217cm" fo:padding-right="0.217cm" fo:wrap-option="wrap" draw:shadow="hidden" draw:shadow-offset-x="0.2cm" draw:shadow-offset-y="0.2cm" draw:shadow-color="#808080" loext:decorative="false"/>
    </style:style>
    <style:style style:name="gr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6.616cm" fo:min-width="4.644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91cm" fo:min-width="0cm" fo:padding-top="0.092cm" fo:padding-bottom="0.092cm" fo:padding-left="0.217cm" fo:padding-right="0.21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1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1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1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7.327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235cm" fo:min-width="0cm" fo:padding-top="0.092cm" fo:padding-bottom="0.092cm" fo:padding-left="0.217cm" fo:padding-right="0.217cm" fo:wrap-option="wrap" draw:shadow="hidden" draw:shadow-offset-x="0.2cm" draw:shadow-offset-y="0.2cm" draw:shadow-color="#808080" loext:decorative="false"/>
    </style:style>
    <style:style style:name="gr2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2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2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3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3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3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4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4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5.143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4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11cm" fo:min-width="0cm" fo:padding-top="0.092cm" fo:padding-bottom="0.092cm" fo:padding-left="0.217cm" fo:padding-right="0.217cm" fo:wrap-option="wrap" draw:shadow="hidden" draw:shadow-offset-x="0.2cm" draw:shadow-offset-y="0.2cm" draw:shadow-color="#808080" loext:decorative="false"/>
    </style:style>
    <style:style style:name="gr4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1"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3"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5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59"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0"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bottom" draw:fit-to-contour="false" fo:padding-top="0cm" fo:padding-bottom="-0.762cm" fo:padding-left="-0.762cm" fo:padding-right="0cm" fo:wrap-option="wrap" draw:shadow="hidden" draw:shadow-offset-x="0.2cm" draw:shadow-offset-y="0.2cm" draw:shadow-color="#808080" loext:decorative="false"/>
      <style:paragraph-properties style:writing-mode="lr-tb"/>
    </style:style>
    <style:style style:name="gr6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6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3"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65"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top" draw:auto-grow-height="false" fo:min-height="7.327cm" fo:min-width="4.497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6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235cm" fo:min-width="0cm" fo:padding-top="0.092cm" fo:padding-bottom="0.092cm" fo:padding-left="0.217cm" fo:padding-right="0.217cm" fo:wrap-option="wrap" draw:shadow="hidden" draw:shadow-offset-x="0.2cm" draw:shadow-offset-y="0.2cm" draw:shadow-color="#808080" loext:decorative="false"/>
    </style:style>
    <style:style style:name="gr67"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69"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1"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2"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3"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4"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5"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6"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77" style:family="graphic" style:parent-style-name="standard" style:list-style-name="L2">
      <style:graphic-properties draw:stroke="solid" draw:stroke-dash="Dashed_20__28_var_29__20_4" svg:stroke-width="0.035cm" svg:stroke-color="#000000" draw:marker-start="" draw:marker-start-width="0.35cm" draw:marker-start-center="false" draw:marker-end="" draw:marker-end-width="0.35cm" draw:marker-end-center="false" draw:stroke-linejoin="miter" draw:fill="solid" draw:fill-color="#ffffff" draw:textarea-horizontal-align="justify" draw:textarea-vertical-align="middle" draw:auto-grow-height="false" fo:min-height="1.594cm" fo:min-width="3.376cm" fo:padding-top="0.092cm" fo:padding-bottom="0.092cm" fo:padding-left="0.217cm" fo:padding-right="0.217cm" fo:wrap-option="wrap" draw:shadow="hidden" draw:shadow-offset-x="0.2cm" draw:shadow-offset-y="0.2cm" draw:shadow-color="#808080" style:writing-mode="lr-tb" loext:decorative="false"/>
      <style:paragraph-properties style:writing-mode="lr-tb"/>
    </style:style>
    <style:style style:name="gr78"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152cm" fo:min-width="0cm" fo:padding-top="0.092cm" fo:padding-bottom="0.092cm" fo:padding-left="0.217cm" fo:padding-right="0.217cm" fo:wrap-option="wrap" draw:shadow="hidden" draw:shadow-offset-x="0.2cm" draw:shadow-offset-y="0.2cm" draw:shadow-color="#808080" loext:decorative="false"/>
    </style:style>
    <style:style style:name="gr79"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0" style:family="graphic" style:parent-style-name="standard" style:list-style-name="L2">
      <style:graphic-properties draw:stroke="solid" draw:stroke-dash="Dashed_20__28_var_29__20_4" svg:stroke-width="0.035cm" svg:stroke-color="#000000" draw:marker-start="" draw:marker-start-width="0.227cm" draw:marker-start-center="false" draw:marker-end="" draw:marker-end-width="0.227cm" draw:marker-end-center="false" draw:stroke-linejoin="miter" draw:fill="solid" draw:fill-color="#ffffff" draw:textarea-horizontal-align="justify" draw:textarea-vertical-align="middle" draw:auto-grow-height="false" fo:min-height="0cm" fo:min-width="0cm" fo:padding-top="0.092cm" fo:padding-bottom="0.092cm" fo:padding-left="0.217cm" fo:padding-right="0.217cm" fo:wrap-option="wrap" draw:shadow="hidden" draw:shadow-offset-x="0.2cm" draw:shadow-offset-y="0.2cm" draw:shadow-color="#808080" loext:decorative="false"/>
    </style:style>
    <style:style style:name="gr81"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2"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3"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4"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5" style:family="graphic" style:parent-style-name="standard" style:list-style-name="L2">
      <style:graphic-properties draw:stroke="solid" draw:stroke-dash="Dashed_20__28_var_29__20_4" svg:stroke-width="0.035cm" svg:stroke-color="#000000" draw:marker-start="" draw:marker-start-width="0.253cm" draw:marker-start-center="false" draw:marker-end="Circle_20_unfilled" draw:marker-end-width="0.553cm" draw:marker-end-center="true" draw:fill="solid" draw:fill-color="#ffffff" draw:textarea-horizontal-align="left" draw:textarea-vertical-align="top" draw:fit-to-contour="false" fo:padding-top="-0.762cm" fo:padding-bottom="0cm" fo:padding-left="-0.762cm" fo:padding-right="0cm" fo:wrap-option="wrap" draw:shadow="hidden" draw:shadow-offset-x="0.2cm" draw:shadow-offset-y="0.2cm" draw:shadow-color="#808080" loext:decorative="false"/>
      <style:paragraph-properties style:writing-mode="lr-tb"/>
    </style:style>
    <style:style style:name="gr86" style:family="graphic" style:parent-style-name="standard" style:list-style-name="L2">
      <style:graphic-properties draw:stroke="solid" draw:stroke-dash="Dashed_20__28_var_29__20_4" svg:stroke-width="0.035cm" svg:stroke-color="#000000" draw:marker-start="" draw:marker-start-width="0.253cm" draw:marker-start-center="false" draw:marker-end="Half_20_Circle_20_unfilled" draw:marker-end-width="0.803cm" draw:marker-end-center="false" draw:fill="none" draw:fill-color="#ffffff" draw:textarea-horizontal-align="center" draw:textarea-vertical-align="middle" fo:padding-top="0.143cm" fo:padding-bottom="0.143cm" fo:padding-left="0.268cm" fo:padding-right="0.268cm" fo:wrap-option="wrap" draw:shadow="hidden" draw:shadow-offset-x="0.2cm" draw:shadow-offset-y="0.2cm" draw:shadow-color="#808080" loext:decorative="false"/>
    </style:style>
    <style:style style:name="gr87"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2.29cm" fo:min-width="4.58cm" fo:padding-top="0.135cm" fo:padding-bottom="0.135cm" fo:padding-left="0.26cm" fo:padding-right="0.26cm" fo:wrap-option="wrap" draw:shadow="hidden" draw:shadow-offset-x="0.2cm" draw:shadow-offset-y="0.2cm" draw:shadow-color="#808080" loext:decorative="false"/>
      <style:paragraph-properties style:writing-mode="lr-tb"/>
    </style:style>
    <style:style style:name="gr88" style:family="graphic" style:parent-style-name="standard" style:list-style-name="L2">
      <style:graphic-properties draw:stroke="solid" draw:stroke-dash="Dashed_20__28_var_29__20_4" svg:stroke-width="0.02cm" svg:stroke-color="#000000" draw:marker-start="" draw:marker-start-width="0.23cm" draw:marker-start-center="false" draw:marker-end="" draw:marker-end-width="0.23cm" draw:marker-end-center="false" draw:stroke-linejoin="miter" draw:fill="solid" draw:fill-color="#ffffd7" draw:textarea-horizontal-align="justify" draw:textarea-vertical-align="middle" draw:auto-grow-height="false" fo:min-height="0cm" fo:min-width="0cm" fo:padding-top="0.135cm" fo:padding-bottom="0.135cm" fo:padding-left="0.26cm" fo:padding-right="0.26cm" fo:wrap-option="wrap" draw:shadow="hidden" draw:shadow-offset-x="0.2cm" draw:shadow-offset-y="0.2cm" draw:shadow-color="#808080" loext:decorative="false"/>
    </style:style>
    <style:style style:name="gr89" style:family="graphic" style:parent-style-name="objectwithoutfill">
      <style:graphic-properties draw:stroke="dash" draw:stroke-dash="Long_20_Dot" svg:stroke-linecap="butt" draw:fill="none" draw:textarea-vertical-align="middle" loext:decorative="false"/>
    </style:style>
    <style:style style:name="P1" style:family="paragraph">
      <style:paragraph-properties fo:margin-top="0cm" fo:margin-bottom="0.152cm"/>
    </style:style>
    <style:style style:name="P2" style:family="paragraph">
      <loext:graphic-properties draw:fill="none" draw:fill-color="#2a6099"/>
      <style:paragraph-properties fo:margin-top="0cm" fo:margin-bottom="0.152cm"/>
      <style:text-properties fo:font-size="10pt" style:font-size-asian="10pt" style:font-size-complex="10pt"/>
    </style:style>
    <style:style style:name="P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P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loext:tab-stop-distance="0cm">
        <style:tab-stops/>
      </style:paragraph-properties>
    </style:style>
    <style:style style:name="P13" style:family="paragraph">
      <loext:graphic-properties draw:fill="solid" draw:fill-color="#ffffd7"/>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fffd7"/>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zxx" fo:country="none"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5" style:family="paragraph">
      <loext:graphic-properties draw:fill="none"/>
      <style:paragraph-properties fo:text-align="center"/>
    </style:style>
    <style:style style:name="T1" style:family="text">
      <style:text-properties fo:font-size="10pt" style:font-size-asian="10pt" style:font-size-complex="10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zxx" fo:country="none"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2" fo:font-size="10pt" fo:language="zxx" fo:country="none" fo:font-style="normal" fo:text-shadow="none" style:text-underline-style="none" fo:font-weight="normal" style:letter-kerning="true" style:font-name-asian="Liberation Sans2" style:font-size-asian="10pt" style:font-style-asian="normal" style:font-weight-asian="normal" style:font-name-complex="Liberation Sans2" style:font-size-complex="10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language="zxx" fo:country="none"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2.274cm" svg:x="1cm" svg:y="1cm">
          <draw:text-box>
            <text:p text:style-name="P1"><text:span text:style-name="T1">Component View</text:span></text:p>
            <text:p text:style-name="P1"><text:span text:style-name="T2">Tasking Manager </text:span></text:p>
            <text:p text:style-name="P1"><text:span text:style-name="T1">15-Oct-2023 v1.0.0</text:span></text:p>
          </draw:text-box>
        </draw:frame>
        <draw:g draw:style-name="gr2">
          <draw:custom-shape draw:style-name="gr3" draw:text-style-name="P4" draw:layer="layout" svg:width="6.031cm" svg:height="8.831cm" draw:transform="skewX (0.00174532925199433) rotate (0.00139626340159546) translate (2.271cm 3.71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User Workstation</text:span></text:p>
            <draw:enhanced-geometry svg:viewBox="0 0 21600 21600" draw:mirror-horizontal="false" draw:mirror-vertical="false" draw:type="rectangle" draw:enhanced-path="M 0 0 L 21600 0 21600 21600 0 21600 0 0 Z N"/>
          </draw:custom-shape>
          <draw:g draw:style-name="gr2">
            <draw:custom-shape draw:style-name="gr4" draw:text-style-name="P5" draw:layer="layout" svg:width="0.393cm" svg:height="0.49cm" svg:x="7.705cm" svg:y="3.954cm">
              <text:p/>
              <draw:enhanced-geometry svg:viewBox="0 0 21600 21600" draw:mirror-horizontal="false" draw:mirror-vertical="false" draw:type="rectangle" draw:enhanced-path="M 0 0 L 21600 0 21600 21600 0 21600 0 0 Z N"/>
            </draw:custom-shape>
            <draw:custom-shape draw:style-name="gr5" draw:text-style-name="P5" draw:layer="layout" svg:width="0.163cm" svg:height="0.108cm" svg:x="7.633cm" svg:y="4.053cm">
              <text:p/>
              <draw:enhanced-geometry svg:viewBox="0 0 21600 21600" draw:mirror-horizontal="false" draw:mirror-vertical="false" draw:type="rectangle" draw:enhanced-path="M 0 0 L 21600 0 21600 21600 0 21600 0 0 Z N"/>
            </draw:custom-shape>
            <draw:custom-shape draw:style-name="gr6" draw:text-style-name="P5" draw:layer="layout" svg:width="0.163cm" svg:height="0.107cm" svg:x="7.633cm" svg:y="4.247cm">
              <text:p/>
              <draw:enhanced-geometry svg:viewBox="0 0 21600 21600" draw:mirror-horizontal="false" draw:mirror-vertical="false" draw:type="rectangle" draw:enhanced-path="M 0 0 L 21600 0 21600 21600 0 21600 0 0 Z N"/>
            </draw:custom-shape>
          </draw:g>
        </draw:g>
        <draw:g draw:style-name="gr2">
          <draw:custom-shape draw:style-name="gr7" draw:text-style-name="P4" draw:layer="layout" svg:width="5.078cm" svg:height="6.8cm" draw:transform="skewX (0.0015707963267949) rotate (0.00139626340159546) translate (2.589cm 5.1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3"><text:span text:style-name="T3">Web Browser</text:span></text:p>
            <draw:enhanced-geometry svg:viewBox="0 0 21600 21600" draw:mirror-horizontal="false" draw:mirror-vertical="false" draw:type="rectangle" draw:enhanced-path="M 0 0 L 21600 0 21600 21600 0 21600 0 0 Z N"/>
          </draw:custom-shape>
          <draw:g draw:style-name="gr2">
            <draw:custom-shape draw:style-name="gr8" draw:text-style-name="P5" draw:layer="layout" svg:width="0.331cm" svg:height="0.375cm" svg:x="7.164cm" svg:y="5.307cm">
              <text:p/>
              <draw:enhanced-geometry svg:viewBox="0 0 21600 21600" draw:mirror-horizontal="false" draw:mirror-vertical="false" draw:type="rectangle" draw:enhanced-path="M 0 0 L 21600 0 21600 21600 0 21600 0 0 Z N"/>
            </draw:custom-shape>
            <draw:custom-shape draw:style-name="gr9" draw:text-style-name="P5" draw:layer="layout" svg:width="0.137cm" svg:height="0.079cm" svg:x="7.104cm" svg:y="5.378cm">
              <text:p/>
              <draw:enhanced-geometry svg:viewBox="0 0 21600 21600" draw:mirror-horizontal="false" draw:mirror-vertical="false" draw:type="rectangle" draw:enhanced-path="M 0 0 L 21600 0 21600 21600 0 21600 0 0 Z N"/>
            </draw:custom-shape>
            <draw:custom-shape draw:style-name="gr10" draw:text-style-name="P5" draw:layer="layout" svg:width="0.137cm" svg:height="0.078cm" svg:x="7.104cm" svg:y="5.529cm">
              <text:p/>
              <draw:enhanced-geometry svg:viewBox="0 0 21600 21600" draw:mirror-horizontal="false" draw:mirror-vertical="false" draw:type="rectangle" draw:enhanced-path="M 0 0 L 21600 0 21600 21600 0 21600 0 0 Z N"/>
            </draw:custom-shape>
          </draw:g>
        </draw:g>
        <draw:g draw:style-name="gr2">
          <draw:custom-shape draw:style-name="gr11" draw:text-style-name="P7" draw:layer="layout" svg:width="3.81cm" svg:height="1.778cm" draw:transform="skewX (0.0010471975511966) rotate (0.00139626340159546) translate (3.222cm 6.20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React</text:span></text:p>
            <draw:enhanced-geometry svg:viewBox="0 0 21600 21600" draw:mirror-horizontal="false" draw:mirror-vertical="false" draw:type="rectangle" draw:enhanced-path="M 0 0 L 21600 0 21600 21600 0 21600 0 0 Z N"/>
          </draw:custom-shape>
          <draw:g draw:style-name="gr2">
            <draw:custom-shape draw:style-name="gr12" draw:text-style-name="P8" draw:layer="layout" svg:width="0.298cm" svg:height="0.336cm" svg:x="6.615cm" svg:y="6.354cm">
              <text:p/>
              <draw:enhanced-geometry svg:viewBox="0 0 21600 21600" draw:mirror-horizontal="false" draw:mirror-vertical="false" draw:type="rectangle" draw:enhanced-path="M 0 0 L 21600 0 21600 21600 0 21600 0 0 Z N"/>
            </draw:custom-shape>
            <draw:custom-shape draw:style-name="gr13" draw:text-style-name="P8" draw:layer="layout" svg:width="0.125cm" svg:height="0.071cm" svg:x="6.56cm" svg:y="6.417cm">
              <text:p/>
              <draw:enhanced-geometry svg:viewBox="0 0 21600 21600" draw:mirror-horizontal="false" draw:mirror-vertical="false" draw:type="rectangle" draw:enhanced-path="M 0 0 L 21600 0 21600 21600 0 21600 0 0 Z N"/>
            </draw:custom-shape>
            <draw:custom-shape draw:style-name="gr14" draw:text-style-name="P8" draw:layer="layout" svg:width="0.125cm" svg:height="0.071cm" svg:x="6.56cm" svg:y="6.552cm">
              <text:p/>
              <draw:enhanced-geometry svg:viewBox="0 0 21600 21600" draw:mirror-horizontal="false" draw:mirror-vertical="false" draw:type="rectangle" draw:enhanced-path="M 0 0 L 21600 0 21600 21600 0 21600 0 0 Z N"/>
            </draw:custom-shape>
          </draw:g>
        </draw:g>
        <draw:custom-shape draw:style-name="gr15" draw:text-style-name="P7" xml:id="id4" draw:id="id4" draw:layer="layout" svg:width="3.81cm" svg:height="1.778cm" draw:transform="skewX (0.0010471975511966) rotate (0.00139626340159546) translate (3.222cm 9.576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component»</text:span></text:p>
          <text:p text:style-name="P6"><text:span text:style-name="T5">Task Manager UI</text:span></text:p>
          <draw:enhanced-geometry svg:viewBox="0 0 21600 21600" draw:mirror-horizontal="false" draw:mirror-vertical="false" draw:type="rectangle" draw:enhanced-path="M 0 0 L 21600 0 21600 21600 0 21600 0 0 Z N"/>
        </draw:custom-shape>
        <draw:g draw:style-name="gr2">
          <draw:custom-shape draw:style-name="gr16" draw:text-style-name="P8" draw:layer="layout" svg:width="0.298cm" svg:height="0.336cm" svg:x="6.615cm" svg:y="9.724cm">
            <text:p/>
            <draw:enhanced-geometry svg:viewBox="0 0 21600 21600" draw:mirror-horizontal="false" draw:mirror-vertical="false" draw:type="rectangle" draw:enhanced-path="M 0 0 L 21600 0 21600 21600 0 21600 0 0 Z N"/>
          </draw:custom-shape>
          <draw:custom-shape draw:style-name="gr17" draw:text-style-name="P8" draw:layer="layout" svg:width="0.125cm" svg:height="0.071cm" svg:x="6.56cm" svg:y="9.787cm">
            <text:p/>
            <draw:enhanced-geometry svg:viewBox="0 0 21600 21600" draw:mirror-horizontal="false" draw:mirror-vertical="false" draw:type="rectangle" draw:enhanced-path="M 0 0 L 21600 0 21600 21600 0 21600 0 0 Z N"/>
          </draw:custom-shape>
          <draw:custom-shape draw:style-name="gr18" draw:text-style-name="P8" draw:layer="layout" svg:width="0.125cm" svg:height="0.071cm" svg:x="6.56cm" svg:y="9.922cm">
            <text:p/>
            <draw:enhanced-geometry svg:viewBox="0 0 21600 21600" draw:mirror-horizontal="false" draw:mirror-vertical="false" draw:type="rectangle" draw:enhanced-path="M 0 0 L 21600 0 21600 21600 0 21600 0 0 Z N"/>
          </draw:custom-shape>
        </draw:g>
        <draw:g draw:style-name="gr2">
          <draw:custom-shape draw:style-name="gr19" draw:text-style-name="P4" draw:layer="layout" svg:width="4.931cm" svg:height="7.511cm" draw:transform="skewX (0.00593411945678072) rotate (0.00139626340159546) translate (11.386cm 11.6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App Server</text:span></text:p>
            <draw:enhanced-geometry svg:viewBox="0 0 21600 21600" draw:mirror-horizontal="false" draw:mirror-vertical="false" draw:type="rectangle" draw:enhanced-path="M 0 0 L 21600 0 21600 21600 0 21600 0 0 Z N"/>
          </draw:custom-shape>
          <draw:g draw:style-name="gr2">
            <draw:custom-shape draw:style-name="gr20" draw:text-style-name="P5" draw:layer="layout" svg:width="0.321cm" svg:height="0.419cm" draw:transform="skewX (0.00471238898038469) translate (15.828cm 11.878cm)">
              <text:p/>
              <draw:enhanced-geometry svg:viewBox="0 0 21600 21600" draw:mirror-horizontal="false" draw:mirror-vertical="false" draw:type="rectangle" draw:enhanced-path="M 0 0 L 21600 0 21600 21600 0 21600 0 0 Z N"/>
            </draw:custom-shape>
            <draw:custom-shape draw:style-name="gr21" draw:text-style-name="P5" draw:layer="layout" svg:width="0.133cm" svg:height="0.095cm" draw:transform="skewX (0.010471975511966) translate (15.769cm 11.965cm)">
              <text:p/>
              <draw:enhanced-geometry svg:viewBox="0 0 21600 21600" draw:mirror-horizontal="false" draw:mirror-vertical="false" draw:type="rectangle" draw:enhanced-path="M 0 0 L 21600 0 21600 21600 0 21600 0 0 Z N"/>
            </draw:custom-shape>
            <draw:custom-shape draw:style-name="gr22" draw:text-style-name="P5" draw:layer="layout" svg:width="0.133cm" svg:height="0.095cm" draw:transform="skewX (0.010471975511966) translate (15.768cm 12.129cm)">
              <text:p/>
              <draw:enhanced-geometry svg:viewBox="0 0 21600 21600" draw:mirror-horizontal="false" draw:mirror-vertical="false" draw:type="rectangle" draw:enhanced-path="M 0 0 L 21600 0 21600 21600 0 21600 0 0 Z N"/>
            </draw:custom-shape>
          </draw:g>
        </draw:g>
        <draw:g draw:style-name="gr2">
          <draw:custom-shape draw:style-name="gr23" draw:text-style-name="P7" draw:layer="layout" svg:width="3.81cm" svg:height="1.778cm" draw:transform="skewX (0.0010471975511966) rotate (0.00139626340159546) translate (11.945cm 12.7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ython 3.7</text:span></text:p>
            <draw:enhanced-geometry svg:viewBox="0 0 21600 21600" draw:mirror-horizontal="false" draw:mirror-vertical="false" draw:type="rectangle" draw:enhanced-path="M 0 0 L 21600 0 21600 21600 0 21600 0 0 Z N"/>
          </draw:custom-shape>
          <draw:g draw:style-name="gr2">
            <draw:custom-shape draw:style-name="gr24" draw:text-style-name="P8" draw:layer="layout" svg:width="0.298cm" svg:height="0.336cm" svg:x="15.338cm" svg:y="12.901cm">
              <text:p/>
              <draw:enhanced-geometry svg:viewBox="0 0 21600 21600" draw:mirror-horizontal="false" draw:mirror-vertical="false" draw:type="rectangle" draw:enhanced-path="M 0 0 L 21600 0 21600 21600 0 21600 0 0 Z N"/>
            </draw:custom-shape>
            <draw:custom-shape draw:style-name="gr25" draw:text-style-name="P8" draw:layer="layout" svg:width="0.125cm" svg:height="0.071cm" svg:x="15.283cm" svg:y="12.964cm">
              <text:p/>
              <draw:enhanced-geometry svg:viewBox="0 0 21600 21600" draw:mirror-horizontal="false" draw:mirror-vertical="false" draw:type="rectangle" draw:enhanced-path="M 0 0 L 21600 0 21600 21600 0 21600 0 0 Z N"/>
            </draw:custom-shape>
            <draw:custom-shape draw:style-name="gr26" draw:text-style-name="P8" draw:layer="layout" svg:width="0.125cm" svg:height="0.071cm" svg:x="15.283cm" svg:y="13.099cm">
              <text:p/>
              <draw:enhanced-geometry svg:viewBox="0 0 21600 21600" draw:mirror-horizontal="false" draw:mirror-vertical="false" draw:type="rectangle" draw:enhanced-path="M 0 0 L 21600 0 21600 21600 0 21600 0 0 Z N"/>
            </draw:custom-shape>
          </draw:g>
        </draw:g>
        <draw:g draw:style-name="gr2">
          <draw:custom-shape draw:style-name="gr27" draw:text-style-name="P7" draw:layer="layout" svg:width="3.81cm" svg:height="1.778cm" draw:transform="skewX (0.0010471975511966) rotate (0.00139626340159546) translate (11.947cm 14.85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library»</text:span></text:p>
            <text:p text:style-name="P6"><text:span text:style-name="T5">Flask</text:span></text:p>
            <draw:enhanced-geometry svg:viewBox="0 0 21600 21600" draw:mirror-horizontal="false" draw:mirror-vertical="false" draw:type="rectangle" draw:enhanced-path="M 0 0 L 21600 0 21600 21600 0 21600 0 0 Z N"/>
          </draw:custom-shape>
          <draw:g draw:style-name="gr2">
            <draw:custom-shape draw:style-name="gr28" draw:text-style-name="P8" draw:layer="layout" svg:width="0.298cm" svg:height="0.336cm" svg:x="15.34cm" svg:y="15.001cm">
              <text:p/>
              <draw:enhanced-geometry svg:viewBox="0 0 21600 21600" draw:mirror-horizontal="false" draw:mirror-vertical="false" draw:type="rectangle" draw:enhanced-path="M 0 0 L 21600 0 21600 21600 0 21600 0 0 Z N"/>
            </draw:custom-shape>
            <draw:custom-shape draw:style-name="gr29" draw:text-style-name="P8" draw:layer="layout" svg:width="0.125cm" svg:height="0.071cm" svg:x="15.285cm" svg:y="15.064cm">
              <text:p/>
              <draw:enhanced-geometry svg:viewBox="0 0 21600 21600" draw:mirror-horizontal="false" draw:mirror-vertical="false" draw:type="rectangle" draw:enhanced-path="M 0 0 L 21600 0 21600 21600 0 21600 0 0 Z N"/>
            </draw:custom-shape>
            <draw:custom-shape draw:style-name="gr30" draw:text-style-name="P8" draw:layer="layout" svg:width="0.125cm" svg:height="0.071cm" svg:x="15.285cm" svg:y="15.199cm">
              <text:p/>
              <draw:enhanced-geometry svg:viewBox="0 0 21600 21600" draw:mirror-horizontal="false" draw:mirror-vertical="false" draw:type="rectangle" draw:enhanced-path="M 0 0 L 21600 0 21600 21600 0 21600 0 0 Z N"/>
            </draw:custom-shape>
          </draw:g>
        </draw:g>
        <draw:g draw:style-name="gr2" xml:id="id2" draw:id="id2">
          <draw:custom-shape draw:style-name="gr31" draw:text-style-name="P7" draw:layer="layout" svg:width="3.81cm" svg:height="1.778cm" draw:transform="skewX (0.0010471975511966) rotate (0.00139626340159546) translate (11.947cm 16.88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 Manager Services</text:span></text:p>
            <draw:enhanced-geometry svg:viewBox="0 0 21600 21600" draw:mirror-horizontal="false" draw:mirror-vertical="false" draw:type="rectangle" draw:enhanced-path="M 0 0 L 21600 0 21600 21600 0 21600 0 0 Z N"/>
          </draw:custom-shape>
          <draw:g draw:style-name="gr2">
            <draw:custom-shape draw:style-name="gr32" draw:text-style-name="P8" draw:layer="layout" svg:width="0.298cm" svg:height="0.336cm" svg:x="15.34cm" svg:y="17.028cm">
              <text:p/>
              <draw:enhanced-geometry svg:viewBox="0 0 21600 21600" draw:mirror-horizontal="false" draw:mirror-vertical="false" draw:type="rectangle" draw:enhanced-path="M 0 0 L 21600 0 21600 21600 0 21600 0 0 Z N"/>
            </draw:custom-shape>
            <draw:custom-shape draw:style-name="gr33" draw:text-style-name="P8" draw:layer="layout" svg:width="0.125cm" svg:height="0.071cm" svg:x="15.285cm" svg:y="17.091cm">
              <text:p/>
              <draw:enhanced-geometry svg:viewBox="0 0 21600 21600" draw:mirror-horizontal="false" draw:mirror-vertical="false" draw:type="rectangle" draw:enhanced-path="M 0 0 L 21600 0 21600 21600 0 21600 0 0 Z N"/>
            </draw:custom-shape>
            <draw:custom-shape draw:style-name="gr34" draw:text-style-name="P8" draw:layer="layout" svg:width="0.125cm" svg:height="0.071cm" svg:x="15.285cm" svg:y="17.226cm">
              <text:p/>
              <draw:enhanced-geometry svg:viewBox="0 0 21600 21600" draw:mirror-horizontal="false" draw:mirror-vertical="false" draw:type="rectangle" draw:enhanced-path="M 0 0 L 21600 0 21600 21600 0 21600 0 0 Z N"/>
            </draw:custom-shape>
          </draw:g>
        </draw:g>
        <draw:g draw:style-name="gr2">
          <draw:custom-shape draw:style-name="gr35" draw:text-style-name="P4" draw:layer="layout" svg:width="4.931cm" svg:height="5.327cm" draw:transform="skewX (0.00802851455917391) rotate (0.00139626340159546) translate (20.834cm 12.5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Data Repository</text:span></text:p>
            <draw:enhanced-geometry svg:viewBox="0 0 21600 21600" draw:mirror-horizontal="false" draw:mirror-vertical="false" draw:type="rectangle" draw:enhanced-path="M 0 0 L 21600 0 21600 21600 0 21600 0 0 Z N"/>
          </draw:custom-shape>
          <draw:g draw:style-name="gr2">
            <draw:custom-shape draw:style-name="gr36" draw:text-style-name="P5" draw:layer="layout" svg:width="0.321cm" svg:height="0.295cm" draw:transform="skewX (0.00680678408277789) translate (25.276cm 12.65cm)">
              <text:p/>
              <draw:enhanced-geometry svg:viewBox="0 0 21600 21600" draw:mirror-horizontal="false" draw:mirror-vertical="false" draw:type="rectangle" draw:enhanced-path="M 0 0 L 21600 0 21600 21600 0 21600 0 0 Z N"/>
            </draw:custom-shape>
            <draw:custom-shape draw:style-name="gr37" draw:text-style-name="P5" draw:layer="layout" svg:width="0.133cm" svg:height="0.056cm" draw:transform="skewX (0.0178023583703422) translate (25.217cm 12.699cm)">
              <text:p/>
              <draw:enhanced-geometry svg:viewBox="0 0 21600 21600" draw:mirror-horizontal="false" draw:mirror-vertical="false" draw:type="rectangle" draw:enhanced-path="M 0 0 L 21600 0 21600 21600 0 21600 0 0 Z N"/>
            </draw:custom-shape>
            <draw:custom-shape draw:style-name="gr38" draw:text-style-name="P5" draw:layer="layout" svg:width="0.133cm" svg:height="0.052cm" draw:transform="skewX (0.0191986217719376) translate (25.216cm 12.82cm)">
              <text:p/>
              <draw:enhanced-geometry svg:viewBox="0 0 21600 21600" draw:mirror-horizontal="false" draw:mirror-vertical="false" draw:type="rectangle" draw:enhanced-path="M 0 0 L 21600 0 21600 21600 0 21600 0 0 Z N"/>
            </draw:custom-shape>
          </draw:g>
        </draw:g>
        <draw:g draw:style-name="gr2">
          <draw:custom-shape draw:style-name="gr39" draw:text-style-name="P7" draw:layer="layout" svg:width="3.81cm" svg:height="1.778cm" draw:transform="skewX (0.0010471975511966) rotate (0.00139626340159546) translate (21.393cm 13.5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Postgres</text:span></text:p>
            <draw:enhanced-geometry svg:viewBox="0 0 21600 21600" draw:mirror-horizontal="false" draw:mirror-vertical="false" draw:type="rectangle" draw:enhanced-path="M 0 0 L 21600 0 21600 21600 0 21600 0 0 Z N"/>
          </draw:custom-shape>
          <draw:g draw:style-name="gr2">
            <draw:custom-shape draw:style-name="gr40" draw:text-style-name="P8" draw:layer="layout" svg:width="0.298cm" svg:height="0.336cm" svg:x="24.786cm" svg:y="13.721cm">
              <text:p/>
              <draw:enhanced-geometry svg:viewBox="0 0 21600 21600" draw:mirror-horizontal="false" draw:mirror-vertical="false" draw:type="rectangle" draw:enhanced-path="M 0 0 L 21600 0 21600 21600 0 21600 0 0 Z N"/>
            </draw:custom-shape>
            <draw:custom-shape draw:style-name="gr41" draw:text-style-name="P8" draw:layer="layout" svg:width="0.125cm" svg:height="0.071cm" svg:x="24.731cm" svg:y="13.784cm">
              <text:p/>
              <draw:enhanced-geometry svg:viewBox="0 0 21600 21600" draw:mirror-horizontal="false" draw:mirror-vertical="false" draw:type="rectangle" draw:enhanced-path="M 0 0 L 21600 0 21600 21600 0 21600 0 0 Z N"/>
            </draw:custom-shape>
            <draw:custom-shape draw:style-name="gr42" draw:text-style-name="P8" draw:layer="layout" svg:width="0.125cm" svg:height="0.071cm" svg:x="24.731cm" svg:y="13.919cm">
              <text:p/>
              <draw:enhanced-geometry svg:viewBox="0 0 21600 21600" draw:mirror-horizontal="false" draw:mirror-vertical="false" draw:type="rectangle" draw:enhanced-path="M 0 0 L 21600 0 21600 21600 0 21600 0 0 Z N"/>
            </draw:custom-shape>
          </draw:g>
        </draw:g>
        <draw:g draw:style-name="gr2">
          <draw:custom-shape draw:style-name="gr43" draw:text-style-name="P7" draw:layer="layout" svg:width="3.81cm" svg:height="1.778cm" draw:transform="skewX (0.0010471975511966) rotate (0.00139626340159546) translate (21.395cm 15.673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datastore»</text:span></text:p>
            <text:p text:style-name="P6"><text:span text:style-name="T5">Tasking Manager DB</text:span></text:p>
            <draw:enhanced-geometry svg:viewBox="0 0 21600 21600" draw:mirror-horizontal="false" draw:mirror-vertical="false" draw:type="rectangle" draw:enhanced-path="M 0 0 L 21600 0 21600 21600 0 21600 0 0 Z N"/>
          </draw:custom-shape>
          <draw:g draw:style-name="gr2">
            <draw:custom-shape draw:style-name="gr44" draw:text-style-name="P8" draw:layer="layout" svg:width="0.298cm" svg:height="0.336cm" svg:x="24.788cm" svg:y="15.821cm">
              <text:p/>
              <draw:enhanced-geometry svg:viewBox="0 0 21600 21600" draw:mirror-horizontal="false" draw:mirror-vertical="false" draw:type="rectangle" draw:enhanced-path="M 0 0 L 21600 0 21600 21600 0 21600 0 0 Z N"/>
            </draw:custom-shape>
            <draw:custom-shape draw:style-name="gr45" draw:text-style-name="P8" draw:layer="layout" svg:width="0.125cm" svg:height="0.071cm" svg:x="24.733cm" svg:y="15.884cm">
              <text:p/>
              <draw:enhanced-geometry svg:viewBox="0 0 21600 21600" draw:mirror-horizontal="false" draw:mirror-vertical="false" draw:type="rectangle" draw:enhanced-path="M 0 0 L 21600 0 21600 21600 0 21600 0 0 Z N"/>
            </draw:custom-shape>
            <draw:custom-shape draw:style-name="gr46" draw:text-style-name="P8" draw:layer="layout" svg:width="0.125cm" svg:height="0.071cm" svg:x="24.733cm" svg:y="16.019cm">
              <text:p/>
              <draw:enhanced-geometry svg:viewBox="0 0 21600 21600" draw:mirror-horizontal="false" draw:mirror-vertical="false" draw:type="rectangle" draw:enhanced-path="M 0 0 L 21600 0 21600 21600 0 21600 0 0 Z N"/>
            </draw:custom-shape>
          </draw:g>
        </draw:g>
        <draw:g draw:style-name="gr2">
          <draw:custom-shape draw:style-name="gr47" draw:text-style-name="P4" draw:layer="layout" svg:width="4.931cm" svg:height="5.327cm" draw:transform="skewX (0.00802851455917391) rotate (0.00139626340159546) translate (11.461cm 3.648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Web Server</text:span></text:p>
            <draw:enhanced-geometry svg:viewBox="0 0 21600 21600" draw:mirror-horizontal="false" draw:mirror-vertical="false" draw:type="rectangle" draw:enhanced-path="M 0 0 L 21600 0 21600 21600 0 21600 0 0 Z N"/>
          </draw:custom-shape>
          <draw:g draw:style-name="gr2">
            <draw:custom-shape draw:style-name="gr48" draw:text-style-name="P5" draw:layer="layout" svg:width="0.321cm" svg:height="0.295cm" draw:transform="skewX (0.00680678408277789) translate (15.903cm 3.798cm)">
              <text:p/>
              <draw:enhanced-geometry svg:viewBox="0 0 21600 21600" draw:mirror-horizontal="false" draw:mirror-vertical="false" draw:type="rectangle" draw:enhanced-path="M 0 0 L 21600 0 21600 21600 0 21600 0 0 Z N"/>
            </draw:custom-shape>
            <draw:custom-shape draw:style-name="gr49" draw:text-style-name="P5" draw:layer="layout" svg:width="0.133cm" svg:height="0.056cm" draw:transform="skewX (0.0178023583703422) translate (15.844cm 3.847cm)">
              <text:p/>
              <draw:enhanced-geometry svg:viewBox="0 0 21600 21600" draw:mirror-horizontal="false" draw:mirror-vertical="false" draw:type="rectangle" draw:enhanced-path="M 0 0 L 21600 0 21600 21600 0 21600 0 0 Z N"/>
            </draw:custom-shape>
            <draw:custom-shape draw:style-name="gr50" draw:text-style-name="P5" draw:layer="layout" svg:width="0.133cm" svg:height="0.052cm" draw:transform="skewX (0.0191986217719376) translate (15.843cm 3.968cm)">
              <text:p/>
              <draw:enhanced-geometry svg:viewBox="0 0 21600 21600" draw:mirror-horizontal="false" draw:mirror-vertical="false" draw:type="rectangle" draw:enhanced-path="M 0 0 L 21600 0 21600 21600 0 21600 0 0 Z N"/>
            </draw:custom-shape>
          </draw:g>
        </draw:g>
        <draw:g draw:style-name="gr2">
          <draw:custom-shape draw:style-name="gr51" draw:text-style-name="P7" draw:layer="layout" svg:width="3.81cm" svg:height="1.778cm" draw:transform="skewX (0.0010471975511966) rotate (0.00139626340159546) translate (12.02cm 4.7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NodeJS</text:span></text:p>
            <draw:enhanced-geometry svg:viewBox="0 0 21600 21600" draw:mirror-horizontal="false" draw:mirror-vertical="false" draw:type="rectangle" draw:enhanced-path="M 0 0 L 21600 0 21600 21600 0 21600 0 0 Z N"/>
          </draw:custom-shape>
          <draw:g draw:style-name="gr2">
            <draw:custom-shape draw:style-name="gr52" draw:text-style-name="P8" draw:layer="layout" svg:width="0.298cm" svg:height="0.336cm" svg:x="15.413cm" svg:y="4.869cm">
              <text:p/>
              <draw:enhanced-geometry svg:viewBox="0 0 21600 21600" draw:mirror-horizontal="false" draw:mirror-vertical="false" draw:type="rectangle" draw:enhanced-path="M 0 0 L 21600 0 21600 21600 0 21600 0 0 Z N"/>
            </draw:custom-shape>
            <draw:custom-shape draw:style-name="gr53" draw:text-style-name="P8" draw:layer="layout" svg:width="0.125cm" svg:height="0.071cm" svg:x="15.358cm" svg:y="4.932cm">
              <text:p/>
              <draw:enhanced-geometry svg:viewBox="0 0 21600 21600" draw:mirror-horizontal="false" draw:mirror-vertical="false" draw:type="rectangle" draw:enhanced-path="M 0 0 L 21600 0 21600 21600 0 21600 0 0 Z N"/>
            </draw:custom-shape>
            <draw:custom-shape draw:style-name="gr54" draw:text-style-name="P8" draw:layer="layout" svg:width="0.125cm" svg:height="0.071cm" svg:x="15.358cm" svg:y="5.067cm">
              <text:p/>
              <draw:enhanced-geometry svg:viewBox="0 0 21600 21600" draw:mirror-horizontal="false" draw:mirror-vertical="false" draw:type="rectangle" draw:enhanced-path="M 0 0 L 21600 0 21600 21600 0 21600 0 0 Z N"/>
            </draw:custom-shape>
          </draw:g>
        </draw:g>
        <draw:g draw:style-name="gr2" xml:id="id1" draw:id="id1">
          <draw:custom-shape draw:style-name="gr55" draw:text-style-name="P7" draw:layer="layout" svg:width="3.81cm" svg:height="1.778cm" draw:transform="skewX (0.0010471975511966) rotate (0.00139626340159546) translate (12.022cm 6.821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application»</text:span></text:p>
            <text:p text:style-name="P6"><text:span text:style-name="T5">Task Manager</text:span></text:p>
            <draw:enhanced-geometry svg:viewBox="0 0 21600 21600" draw:mirror-horizontal="false" draw:mirror-vertical="false" draw:type="rectangle" draw:enhanced-path="M 0 0 L 21600 0 21600 21600 0 21600 0 0 Z N"/>
          </draw:custom-shape>
          <draw:g draw:style-name="gr2">
            <draw:custom-shape draw:style-name="gr56" draw:text-style-name="P8" draw:layer="layout" svg:width="0.298cm" svg:height="0.336cm" svg:x="15.415cm" svg:y="6.969cm">
              <text:p/>
              <draw:enhanced-geometry svg:viewBox="0 0 21600 21600" draw:mirror-horizontal="false" draw:mirror-vertical="false" draw:type="rectangle" draw:enhanced-path="M 0 0 L 21600 0 21600 21600 0 21600 0 0 Z N"/>
            </draw:custom-shape>
            <draw:custom-shape draw:style-name="gr57" draw:text-style-name="P8" draw:layer="layout" svg:width="0.125cm" svg:height="0.071cm" svg:x="15.36cm" svg:y="7.032cm">
              <text:p/>
              <draw:enhanced-geometry svg:viewBox="0 0 21600 21600" draw:mirror-horizontal="false" draw:mirror-vertical="false" draw:type="rectangle" draw:enhanced-path="M 0 0 L 21600 0 21600 21600 0 21600 0 0 Z N"/>
            </draw:custom-shape>
            <draw:custom-shape draw:style-name="gr58" draw:text-style-name="P8" draw:layer="layout" svg:width="0.125cm" svg:height="0.071cm" svg:x="15.36cm" svg:y="7.167cm">
              <text:p/>
              <draw:enhanced-geometry svg:viewBox="0 0 21600 21600" draw:mirror-horizontal="false" draw:mirror-vertical="false" draw:type="rectangle" draw:enhanced-path="M 0 0 L 21600 0 21600 21600 0 21600 0 0 Z N"/>
            </draw:custom-shape>
          </draw:g>
        </draw:g>
        <draw:connector draw:style-name="gr59" draw:text-style-name="P10" xml:id="id5" draw:id="id5" draw:layer="layout" draw:type="line" svg:x1="12.022cm" svg:y1="7.707cm" svg:x2="10.474cm" svg:y2="7.702cm" draw:start-shape="id1" draw:start-glue-point="3" svg:d="M12022 7707l-1548-5" svg:viewBox="0 0 1549 6">
          <text:p text:style-name="P9"><text:span text:style-name="T6">https</text:span></text:p>
        </draw:connector>
        <draw:connector draw:style-name="gr60" draw:text-style-name="P10" xml:id="id6" draw:id="id6" draw:layer="layout" draw:type="line" svg:x1="11.947cm" svg:y1="17.766cm" svg:x2="10.315cm" svg:y2="17.766cm" draw:start-shape="id2" draw:start-glue-point="3" svg:d="M11947 17766h-1632" svg:viewBox="0 0 1633 1">
          <text:p text:style-name="P9"><text:span text:style-name="T6">rest</text:span></text:p>
        </draw:connector>
        <draw:connector draw:style-name="gr61" draw:text-style-name="P10" xml:id="id3" draw:id="id3" draw:layer="layout" draw:type="line" svg:x1="21.342cm" svg:y1="16.303cm" svg:x2="19.732cm" svg:y2="16.294cm" svg:d="M21342 16303l-1610-9" svg:viewBox="0 0 1611 10">
          <text:p text:style-name="P9"><text:span text:style-name="T6">odbc</text:span></text:p>
        </draw:connector>
        <draw:connector draw:style-name="gr62" draw:text-style-name="P11" draw:layer="layout" draw:line-skew="0.378cm" svg:x1="15.757cm" svg:y1="17.766cm" svg:x2="19.732cm" svg:y2="16.294cm" draw:start-shape="id2" draw:start-glue-point="1" draw:end-shape="id3" draw:end-glue-point="3" svg:d="M15757 17766h2001v-1472h1974" svg:viewBox="0 0 3976 1473">
          <text:p/>
        </draw:connector>
        <draw:connector draw:style-name="gr63" draw:text-style-name="P11" draw:layer="layout" draw:line-skew="0.543cm" svg:x1="7.031cm" svg:y1="10.016cm" svg:x2="10.474cm" svg:y2="7.702cm" draw:start-shape="id4" draw:start-glue-point="14" draw:end-shape="id5" draw:end-glue-point="3" svg:d="M7031 10016h1906v-2314h1537" svg:viewBox="0 0 3444 2315">
          <text:p/>
        </draw:connector>
        <draw:connector draw:style-name="gr64" draw:text-style-name="P11" draw:layer="layout" draw:line-skew="0.612cm" svg:x1="7.031cm" svg:y1="10.903cm" svg:x2="10.315cm" svg:y2="17.766cm" draw:start-shape="id4" draw:start-glue-point="15" draw:end-shape="id6" draw:end-glue-point="3" svg:d="M7031 10903h1895v6863h1389" svg:viewBox="0 0 3285 6864">
          <text:p/>
        </draw:connector>
        <draw:g draw:style-name="gr2">
          <draw:custom-shape draw:style-name="gr65" draw:text-style-name="P4" draw:layer="layout" svg:width="4.931cm" svg:height="7.511cm" draw:transform="skewX (0.00593411945678072) rotate (0.00139626340159546) translate (20.834cm 3.564cm)">
            <draw:glue-point draw:id="4" svg:x="0.955cm" svg:y="4.98cm"/>
            <draw:glue-point draw:id="5" svg:x="2.94cm" svg:y="4.976cm"/>
            <draw:glue-point draw:id="6" svg:x="-1.025cm" svg:y="4.989cm"/>
            <draw:glue-point draw:id="7" svg:x="-3.01cm" svg:y="4.994cm"/>
            <draw:glue-point draw:id="8" svg:x="-4.979cm" svg:y="2.503cm"/>
            <draw:glue-point draw:id="9" svg:x="-4.942cm" svg:y="-2.475cm"/>
            <draw:glue-point draw:id="10" svg:x="-2.938cm" svg:y="-4.976cm"/>
            <draw:glue-point draw:id="11" svg:x="-0.953cm" svg:y="-4.98cm"/>
            <draw:glue-point draw:id="12" svg:x="1.027cm" svg:y="-4.989cm"/>
            <draw:glue-point draw:id="13" svg:x="3.012cm" svg:y="-4.994cm"/>
            <draw:glue-point draw:id="14" svg:x="4.981cm" svg:y="-2.503cm"/>
            <draw:glue-point draw:id="15" svg:x="4.946cm" svg:y="2.475cm"/>
            <text:p text:style-name="P3"><text:span text:style-name="T3">OpenStreetMap</text:span></text:p>
            <draw:enhanced-geometry svg:viewBox="0 0 21600 21600" draw:mirror-horizontal="false" draw:mirror-vertical="false" draw:type="rectangle" draw:enhanced-path="M 0 0 L 21600 0 21600 21600 0 21600 0 0 Z N"/>
          </draw:custom-shape>
          <draw:g draw:style-name="gr2">
            <draw:custom-shape draw:style-name="gr66" draw:text-style-name="P5" draw:layer="layout" svg:width="0.321cm" svg:height="0.419cm" draw:transform="skewX (0.00471238898038469) translate (25.276cm 3.762cm)">
              <text:p/>
              <draw:enhanced-geometry svg:viewBox="0 0 21600 21600" draw:mirror-horizontal="false" draw:mirror-vertical="false" draw:type="rectangle" draw:enhanced-path="M 0 0 L 21600 0 21600 21600 0 21600 0 0 Z N"/>
            </draw:custom-shape>
            <draw:custom-shape draw:style-name="gr67" draw:text-style-name="P5" draw:layer="layout" svg:width="0.133cm" svg:height="0.095cm" draw:transform="skewX (0.010471975511966) translate (25.217cm 3.849cm)">
              <text:p/>
              <draw:enhanced-geometry svg:viewBox="0 0 21600 21600" draw:mirror-horizontal="false" draw:mirror-vertical="false" draw:type="rectangle" draw:enhanced-path="M 0 0 L 21600 0 21600 21600 0 21600 0 0 Z N"/>
            </draw:custom-shape>
            <draw:custom-shape draw:style-name="gr68" draw:text-style-name="P5" draw:layer="layout" svg:width="0.133cm" svg:height="0.095cm" draw:transform="skewX (0.010471975511966) translate (25.216cm 4.013cm)">
              <text:p/>
              <draw:enhanced-geometry svg:viewBox="0 0 21600 21600" draw:mirror-horizontal="false" draw:mirror-vertical="false" draw:type="rectangle" draw:enhanced-path="M 0 0 L 21600 0 21600 21600 0 21600 0 0 Z N"/>
            </draw:custom-shape>
          </draw:g>
        </draw:g>
        <draw:g draw:style-name="gr2">
          <draw:custom-shape draw:style-name="gr69" draw:text-style-name="P7" draw:layer="layout" svg:width="3.81cm" svg:height="1.778cm" draw:transform="skewX (0.0010471975511966) rotate (0.00139626340159546) translate (21.393cm 4.6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Authentication</text:span></text:p>
            <draw:enhanced-geometry svg:viewBox="0 0 21600 21600" draw:mirror-horizontal="false" draw:mirror-vertical="false" draw:type="rectangle" draw:enhanced-path="M 0 0 L 21600 0 21600 21600 0 21600 0 0 Z N"/>
          </draw:custom-shape>
          <draw:g draw:style-name="gr2">
            <draw:custom-shape draw:style-name="gr70" draw:text-style-name="P8" draw:layer="layout" svg:width="0.298cm" svg:height="0.336cm" svg:x="24.786cm" svg:y="4.785cm">
              <text:p/>
              <draw:enhanced-geometry svg:viewBox="0 0 21600 21600" draw:mirror-horizontal="false" draw:mirror-vertical="false" draw:type="rectangle" draw:enhanced-path="M 0 0 L 21600 0 21600 21600 0 21600 0 0 Z N"/>
            </draw:custom-shape>
            <draw:custom-shape draw:style-name="gr71" draw:text-style-name="P8" draw:layer="layout" svg:width="0.125cm" svg:height="0.071cm" svg:x="24.731cm" svg:y="4.848cm">
              <text:p/>
              <draw:enhanced-geometry svg:viewBox="0 0 21600 21600" draw:mirror-horizontal="false" draw:mirror-vertical="false" draw:type="rectangle" draw:enhanced-path="M 0 0 L 21600 0 21600 21600 0 21600 0 0 Z N"/>
            </draw:custom-shape>
            <draw:custom-shape draw:style-name="gr72" draw:text-style-name="P8" draw:layer="layout" svg:width="0.125cm" svg:height="0.071cm" svg:x="24.731cm" svg:y="4.983cm">
              <text:p/>
              <draw:enhanced-geometry svg:viewBox="0 0 21600 21600" draw:mirror-horizontal="false" draw:mirror-vertical="false" draw:type="rectangle" draw:enhanced-path="M 0 0 L 21600 0 21600 21600 0 21600 0 0 Z N"/>
            </draw:custom-shape>
          </draw:g>
        </draw:g>
        <draw:g draw:style-name="gr2">
          <draw:custom-shape draw:style-name="gr73" draw:text-style-name="P7" draw:layer="layout" svg:width="3.81cm" svg:height="1.778cm" draw:transform="skewX (0.0010471975511966) rotate (0.00139626340159546) translate (21.395cm 6.737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User APIs</text:span></text:p>
            <draw:enhanced-geometry svg:viewBox="0 0 21600 21600" draw:mirror-horizontal="false" draw:mirror-vertical="false" draw:type="rectangle" draw:enhanced-path="M 0 0 L 21600 0 21600 21600 0 21600 0 0 Z N"/>
          </draw:custom-shape>
          <draw:g draw:style-name="gr2">
            <draw:custom-shape draw:style-name="gr74" draw:text-style-name="P8" draw:layer="layout" svg:width="0.298cm" svg:height="0.336cm" svg:x="24.788cm" svg:y="6.885cm">
              <text:p/>
              <draw:enhanced-geometry svg:viewBox="0 0 21600 21600" draw:mirror-horizontal="false" draw:mirror-vertical="false" draw:type="rectangle" draw:enhanced-path="M 0 0 L 21600 0 21600 21600 0 21600 0 0 Z N"/>
            </draw:custom-shape>
            <draw:custom-shape draw:style-name="gr75" draw:text-style-name="P8" draw:layer="layout" svg:width="0.125cm" svg:height="0.071cm" svg:x="24.733cm" svg:y="6.948cm">
              <text:p/>
              <draw:enhanced-geometry svg:viewBox="0 0 21600 21600" draw:mirror-horizontal="false" draw:mirror-vertical="false" draw:type="rectangle" draw:enhanced-path="M 0 0 L 21600 0 21600 21600 0 21600 0 0 Z N"/>
            </draw:custom-shape>
            <draw:custom-shape draw:style-name="gr76" draw:text-style-name="P8" draw:layer="layout" svg:width="0.125cm" svg:height="0.071cm" svg:x="24.733cm" svg:y="7.083cm">
              <text:p/>
              <draw:enhanced-geometry svg:viewBox="0 0 21600 21600" draw:mirror-horizontal="false" draw:mirror-vertical="false" draw:type="rectangle" draw:enhanced-path="M 0 0 L 21600 0 21600 21600 0 21600 0 0 Z N"/>
            </draw:custom-shape>
          </draw:g>
        </draw:g>
        <draw:g draw:style-name="gr2">
          <draw:custom-shape draw:style-name="gr77" draw:text-style-name="P7" draw:layer="layout" svg:width="3.81cm" svg:height="1.778cm" draw:transform="skewX (0.0010471975511966) rotate (0.00139626340159546) translate (21.395cm 8.764cm)">
            <draw:glue-point draw:id="4" svg:x="0.998cm" svg:y="4.982cm"/>
            <draw:glue-point draw:id="5" svg:x="2.998cm" svg:y="4.977cm"/>
            <draw:glue-point draw:id="6" svg:x="-0.998cm" svg:y="4.991cm"/>
            <draw:glue-point draw:id="7" svg:x="-2.998cm" svg:y="4.995cm"/>
            <draw:glue-point draw:id="8" svg:x="-4.999cm" svg:y="2.504cm"/>
            <draw:glue-point draw:id="9" svg:x="-4.999cm" svg:y="-2.477cm"/>
            <draw:glue-point draw:id="10" svg:x="-2.998cm" svg:y="-4.977cm"/>
            <draw:glue-point draw:id="11" svg:x="-0.998cm" svg:y="-4.982cm"/>
            <draw:glue-point draw:id="12" svg:x="0.998cm" svg:y="-4.991cm"/>
            <draw:glue-point draw:id="13" svg:x="2.998cm" svg:y="-4.995cm"/>
            <draw:glue-point draw:id="14" svg:x="4.999cm" svg:y="-2.504cm"/>
            <draw:glue-point draw:id="15" svg:x="4.999cm" svg:y="2.477cm"/>
            <text:p text:style-name="P6"><text:span text:style-name="T4">«services»</text:span></text:p>
            <text:p text:style-name="P6"><text:span text:style-name="T5">Map APIs</text:span></text:p>
            <draw:enhanced-geometry svg:viewBox="0 0 21600 21600" draw:mirror-horizontal="false" draw:mirror-vertical="false" draw:type="rectangle" draw:enhanced-path="M 0 0 L 21600 0 21600 21600 0 21600 0 0 Z N"/>
          </draw:custom-shape>
          <draw:g draw:style-name="gr2">
            <draw:custom-shape draw:style-name="gr78" draw:text-style-name="P8" draw:layer="layout" svg:width="0.298cm" svg:height="0.336cm" svg:x="24.788cm" svg:y="8.912cm">
              <text:p/>
              <draw:enhanced-geometry svg:viewBox="0 0 21600 21600" draw:mirror-horizontal="false" draw:mirror-vertical="false" draw:type="rectangle" draw:enhanced-path="M 0 0 L 21600 0 21600 21600 0 21600 0 0 Z N"/>
            </draw:custom-shape>
            <draw:custom-shape draw:style-name="gr79" draw:text-style-name="P8" draw:layer="layout" svg:width="0.125cm" svg:height="0.071cm" svg:x="24.733cm" svg:y="8.975cm">
              <text:p/>
              <draw:enhanced-geometry svg:viewBox="0 0 21600 21600" draw:mirror-horizontal="false" draw:mirror-vertical="false" draw:type="rectangle" draw:enhanced-path="M 0 0 L 21600 0 21600 21600 0 21600 0 0 Z N"/>
            </draw:custom-shape>
            <draw:custom-shape draw:style-name="gr80" draw:text-style-name="P8" draw:layer="layout" svg:width="0.125cm" svg:height="0.071cm" svg:x="24.733cm" svg:y="9.11cm">
              <text:p/>
              <draw:enhanced-geometry svg:viewBox="0 0 21600 21600" draw:mirror-horizontal="false" draw:mirror-vertical="false" draw:type="rectangle" draw:enhanced-path="M 0 0 L 21600 0 21600 21600 0 21600 0 0 Z N"/>
            </draw:custom-shape>
          </draw:g>
        </draw:g>
        <draw:connector draw:style-name="gr81" draw:text-style-name="P10" xml:id="id7" draw:id="id7" draw:layer="layout" draw:type="line" svg:x1="21.342cm" svg:y1="9.59cm" svg:x2="19.732cm" svg:y2="9.581cm" svg:d="M21342 9590l-1610-9" svg:viewBox="0 0 1611 10">
          <text:p text:style-name="P9"><text:span text:style-name="T6">rest</text:span></text:p>
        </draw:connector>
        <draw:connector draw:style-name="gr82" draw:text-style-name="P11" draw:layer="layout" svg:x1="15.832cm" svg:y1="7.707cm" svg:x2="19.732cm" svg:y2="9.581cm" draw:start-shape="id1" draw:end-shape="id7" draw:end-glue-point="3" svg:d="M15832 7707h1590v1874h2310" svg:viewBox="0 0 3901 1875">
          <text:p/>
        </draw:connector>
        <draw:connector draw:style-name="gr83" draw:text-style-name="P10" xml:id="id8" draw:id="id8" draw:layer="layout" draw:type="line" svg:x1="21.342cm" svg:y1="7.685cm" svg:x2="19.732cm" svg:y2="7.676cm" svg:d="M21342 7685l-1610-9" svg:viewBox="0 0 1611 10">
          <text:p text:style-name="P9"><text:span text:style-name="T6">rest</text:span></text:p>
        </draw:connector>
        <draw:connector draw:style-name="gr84" draw:text-style-name="P11" draw:layer="layout" svg:x1="15.832cm" svg:y1="7.707cm" svg:x2="19.732cm" svg:y2="7.676cm" draw:start-shape="id1" draw:start-glue-point="1" draw:end-shape="id8" draw:end-glue-point="3" svg:d="M15832 7707h1590v-31h2310" svg:viewBox="0 0 3901 32">
          <text:p/>
        </draw:connector>
        <draw:connector draw:style-name="gr85" draw:text-style-name="P10" xml:id="id9" draw:id="id9" draw:layer="layout" draw:type="line" svg:x1="21.342cm" svg:y1="5.462cm" svg:x2="19.732cm" svg:y2="5.453cm" svg:d="M21342 5462l-1610-9" svg:viewBox="0 0 1611 10">
          <text:p text:style-name="P9"><text:span text:style-name="T6">auth</text:span></text:p>
        </draw:connector>
        <draw:connector draw:style-name="gr86" draw:text-style-name="P11" draw:layer="layout" svg:x1="15.832cm" svg:y1="7.707cm" svg:x2="19.732cm" svg:y2="5.453cm" draw:start-shape="id1" draw:end-shape="id9" draw:end-glue-point="3" svg:d="M15832 7707h1586v-2254h2314" svg:viewBox="0 0 3901 2255">
          <text:p/>
        </draw:connector>
        <draw:g draw:style-name="gr2" xml:id="id10" draw:id="id10">
          <draw:polygon draw:style-name="gr87" draw:text-style-name="P13" draw:layer="layout" svg:width="2.857cm" svg:height="1.564cm" svg:x="13.699cm" svg:y="9.277cm" svg:viewBox="0 0 2858 1565" draw:points="2858,391 2858,1565 0,1565 0,0 2430,0">
            <text:p text:style-name="P12"><text:span text:style-name="T5">Rapid + Id </text:span></text:p>
            <text:p text:style-name="P12"><text:span text:style-name="T5">code embedded</text:span></text:p>
          </draw:polygon>
          <draw:custom-shape draw:style-name="gr88" draw:text-style-name="P14" draw:layer="layout" svg:width="0.422cm" svg:height="0.359cm" svg:x="16.135cm" svg:y="9.277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connector draw:style-name="gr89" draw:text-style-name="P15" draw:layer="layout" draw:type="line" svg:x1="15.128cm" svg:y1="9.277cm" svg:x2="13.927cm" svg:y2="8.599cm" draw:start-shape="id10" draw:start-glue-point="0" draw:end-shape="id1" svg:d="M15128 9277l-1201-678" svg:viewBox="0 0 1202 679">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ystem" style:font-pitch="variable"/>
    <style:font-face style:name="Noto Sans Devanagari1" svg:font-family="'Noto Sans Devanagari'"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olution_20_User_20_Box" style:display-name="Solution User Box" style:family="graphic" style:parent-style-name="Text">
      <style:graphic-properties draw:auto-grow-height="false" fo:wrap-option="wrap"/>
      <style:text-properties fo:font-size="14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0:20:36.084194556</meta:creation-date>
    <dc:date>2023-10-20T09:39:00.833757658</dc:date>
    <meta:editing-duration>PT2H14M22S</meta:editing-duration>
    <meta:editing-cycles>10</meta:editing-cycles>
    <meta:generator>LibreOffice/7.6.2.1$MacOSX_AARCH64 LibreOffice_project/56f7684011345957bbf33a7ee678afaf4d2ba333</meta:generator>
    <meta:document-statistic meta:object-count="124"/>
  </office:meta>
</office:document-meta>
</file>